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78cm" fo:min-width="7.628cm"/>
    </style:style>
    <style:style style:name="gr2" style:family="graphic" style:parent-style-name="standard">
      <style:graphic-properties svg:stroke-color="#99ff66" draw:fill-color="#99ff66" draw:textarea-horizontal-align="justify" draw:textarea-vertical-align="middle" draw:auto-grow-height="false" fo:min-height="0.55cm" fo:min-width="1.249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1.249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19cm"/>
    </style:style>
    <style:style style:name="gr8" style:family="graphic" style:parent-style-name="standard">
      <style:graphic-properties svg:stroke-color="#ff420e" draw:fill-color="#ff420e" draw:textarea-horizontal-align="justify" draw:textarea-vertical-align="middle" draw:auto-grow-height="false" fo:min-height="0.35cm" fo:min-width="1.24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84d1" draw:fill-color="#0084d1" draw:textarea-horizontal-align="justify" draw:textarea-vertical-align="middle" draw:auto-grow-height="false" fo:min-height="0.15cm" fo:min-width="0.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24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141cm"/>
    </style:style>
    <style:style style:name="gr17" style:family="graphic" style:parent-style-name="standard">
      <style:graphic-properties draw:textarea-horizontal-align="justify" draw:textarea-vertical-align="middle" draw:auto-grow-height="false" fo:min-height="2.098cm" fo:min-width="2.448cm"/>
    </style:style>
    <style:style style:name="gr18" style:family="graphic" style:parent-style-name="standard">
      <style:graphic-properties svg:stroke-color="#0084d1" draw:fill-color="#0084d1" draw:textarea-horizontal-align="justify" draw:textarea-vertical-align="middle" draw:auto-grow-height="false" fo:min-height="0.15cm" fo:min-width="2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paragraph-properties fo:text-align="center"/>
      <style:text-properties fo:font-size="6pt" fo:language="en" fo:country="US"/>
    </style:style>
    <style:style style:name="P3" style:family="paragraph">
      <loext:graphic-properties draw:fill-color="#99ff66"/>
      <style:paragraph-properties fo:text-align="center"/>
      <style:text-properties fo:font-size="6pt" fo:language="en" fo:country="US" style:font-size-asian="12pt" style:font-size-complex="12pt"/>
    </style:style>
    <style:style style:name="P4" style:family="paragraph">
      <style:paragraph-properties fo:text-align="center"/>
      <style:text-properties fo:font-size="6pt" fo:language="en" fo:country="US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style:text-properties fo:font-size="10pt" fo:language="en" fo:country="US"/>
    </style:style>
    <style:style style:name="P7" style:family="paragraph">
      <loext:graphic-properties draw:fill="none" draw:fill-color="#ffffff"/>
      <style:text-properties fo:font-size="10pt" fo:language="en" fo:country="US"/>
    </style:style>
    <style:style style:name="P8" style:family="paragraph">
      <loext:graphic-properties draw:fill-color="#ff420e"/>
      <style:paragraph-properties fo:text-align="center"/>
      <style:text-properties fo:font-size="6pt" fo:language="en" fo:country="US" style:font-size-asian="12pt" style:font-size-complex="12pt"/>
    </style:style>
    <style:style style:name="P9" style:family="paragraph">
      <loext:graphic-properties draw:fill-color="#0084d1"/>
      <style:paragraph-properties fo:text-align="center"/>
      <style:text-properties fo:font-size="6pt" fo:language="en" fo:country="US" style:font-size-asian="12pt" style:font-size-complex="12pt"/>
    </style:style>
    <style:style style:name="P10" style:family="paragraph">
      <style:text-properties fo:font-size="6pt" fo:language="en" fo:country="US"/>
    </style:style>
    <style:style style:name="P11" style:family="paragraph">
      <loext:graphic-properties draw:fill="none" draw:fill-color="#ffffff"/>
      <style:text-properties fo:font-size="6pt" fo:language="en" fo:country="US"/>
    </style:style>
    <style:style style:name="P12" style:family="paragraph">
      <style:paragraph-properties fo:text-align="center"/>
      <style:text-properties fo:font-size="4pt" fo:language="en" fo:country="US" style:font-size-asian="4pt" style:font-size-complex="4pt"/>
    </style:style>
    <style:style style:name="P13" style:family="paragraph">
      <loext:graphic-properties draw:fill="none"/>
      <style:paragraph-properties fo:text-align="center"/>
      <style:text-properties fo:font-size="4pt" fo:language="en" fo:country="US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6pt" fo:language="en" fo:country="US" style:font-size-asian="6pt" style:font-size-complex="6pt"/>
    </style:style>
    <style:style style:name="P15" style:family="paragraph">
      <style:paragraph-properties fo:text-align="start"/>
      <style:text-properties fo:font-size="4pt" fo:language="en" fo:country="US" style:font-size-asian="4pt" style:font-size-complex="4pt"/>
    </style:style>
    <style:style style:name="P16" style:family="paragraph">
      <loext:graphic-properties draw:fill="none" draw:fill-color="#ffffff"/>
      <style:paragraph-properties fo:text-align="start"/>
      <style:text-properties fo:font-size="4pt" fo:language="en" fo:country="US" style:font-size-asian="4pt" style:font-size-complex="4pt"/>
    </style:style>
    <style:style style:name="P17" style:family="paragraph">
      <loext:graphic-properties draw:fill="none" draw:fill-color="#ffffff"/>
      <style:paragraph-properties fo:text-align="center"/>
      <style:text-properties fo:language="en" fo:country="US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21" style:family="paragraph">
      <loext:graphic-properties draw:fill-color="#ffffff"/>
      <style:text-properties fo:language="en" fo:country="US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8.4cm" svg:height="2.8cm" svg:x="1cm" svg:y="0.6cm">
          <text:p text:style-name="P1">Asset 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8.4cm" svg:height="2.8cm" svg:x="18.6cm" svg:y="0.6cm">
          <text:p text:style-name="P1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8.4cm" svg:height="2.8cm" svg:x="9.8cm" svg:y="0.6cm">
          <text:p text:style-name="P1">Render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1.749cm" svg:height="0.8cm" svg:x="1.4cm" svg:y="5cm">
          <text:p text:style-name="P2"><text:span text:style-name="T1">Mesh 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.749cm" svg:height="0.8cm" svg:x="3.284cm" svg:y="5cm">
          <text:p text:style-name="P2"><text:span text:style-name="T1">Scene 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.749cm" svg:height="0.8cm" svg:x="5.167cm" svg:y="5cm">
          <text:p text:style-name="P2"><text:span text:style-name="T1">Material </text:span></text:p>
          <text:p text:style-name="P2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1.749cm" svg:height="0.8cm" svg:x="7.051cm" svg:y="5cm">
          <text:p text:style-name="P2"><text:span text:style-name="T1">Texture </text:span></text:p>
          <text:p text:style-name="P2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1.749cm" svg:height="0.8cm" svg:x="11.251cm" svg:y="5cm">
          <text:p text:style-name="P2"><text:span text:style-name="T1">Pipeline </text:span></text:p>
          <text:p text:style-name="P2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.749cm" svg:height="0.8cm" svg:x="15.051cm" svg:y="5cm">
          <text:p text:style-name="P2"><text:span text:style-name="T1">Uniform</text:span></text:p>
          <text:p text:style-name="P2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1.749cm" svg:height="0.8cm" svg:x="21.92cm" svg:y="5.01cm">
          <text:p text:style-name="P2"><text:span text:style-name="T1">Input Handle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5.2cm" svg:y1="3.4cm" svg:x2="2.274cm" svg:y2="5cm" draw:start-shape="id1" draw:start-glue-point="2" draw:end-shape="id2" draw:end-glue-point="0" svg:d="M5200 3400v801h-2926v799" svg:viewBox="0 0 2927 1601">
          <text:p text:style-name="P1"/>
        </draw:connector>
        <draw:connector draw:style-name="gr4" draw:text-style-name="P5" draw:layer="layout" svg:x1="5.2cm" svg:y1="3.4cm" svg:x2="4.158cm" svg:y2="5cm" draw:start-shape="id1" draw:start-glue-point="2" draw:end-shape="id3" svg:d="M5200 3400v801h-1042v799" svg:viewBox="0 0 1043 1601">
          <text:p text:style-name="P1"/>
        </draw:connector>
        <draw:connector draw:style-name="gr5" draw:text-style-name="P5" draw:layer="layout" svg:x1="5.2cm" svg:y1="3.4cm" svg:x2="6.041cm" svg:y2="5cm" draw:start-shape="id1" draw:start-glue-point="2" draw:end-shape="id4" draw:end-glue-point="0" svg:d="M5200 3400v801h841v799" svg:viewBox="0 0 842 1601">
          <text:p/>
        </draw:connector>
        <draw:connector draw:style-name="gr5" draw:text-style-name="P5" draw:layer="layout" svg:x1="5.2cm" svg:y1="3.4cm" svg:x2="7.925cm" svg:y2="5cm" draw:start-shape="id1" draw:start-glue-point="2" draw:end-shape="id5" svg:d="M5200 3400v801h2725v799" svg:viewBox="0 0 2726 1601">
          <text:p/>
        </draw:connector>
        <draw:connector draw:style-name="gr5" draw:text-style-name="P5" draw:layer="layout" svg:x1="14cm" svg:y1="3.4cm" svg:x2="12.125cm" svg:y2="5cm" draw:start-shape="id6" draw:start-glue-point="2" draw:end-shape="id7" draw:end-glue-point="0" svg:d="M14000 3400v801h-1875v799" svg:viewBox="0 0 1876 1601">
          <text:p/>
        </draw:connector>
        <draw:connector draw:style-name="gr5" draw:text-style-name="P5" draw:layer="layout" svg:x1="14cm" svg:y1="3.4cm" svg:x2="15.925cm" svg:y2="5cm" draw:start-shape="id6" draw:start-glue-point="2" draw:end-shape="id8" draw:end-glue-point="0" svg:d="M14000 3400v801h1925v799" svg:viewBox="0 0 1926 1601">
          <text:p/>
        </draw:connector>
        <draw:connector draw:style-name="gr5" draw:text-style-name="P5" draw:layer="layout" svg:x1="22.8cm" svg:y1="3.4cm" svg:x2="22.794cm" svg:y2="5.01cm" draw:start-shape="id9" draw:start-glue-point="2" draw:end-shape="id10" draw:end-glue-point="0" svg:d="M22800 3400v806h-6v804" svg:viewBox="0 0 7 1611">
          <text:p/>
        </draw:connector>
        <draw:frame draw:style-name="gr6" draw:text-style-name="P7" draw:layer="layout" svg:width="2.6cm" svg:height="0.657cm" svg:x="3.2cm" svg:y="3.6cm">
          <draw:text-box>
            <text:p text:style-name="P6">Manages</text:p>
          </draw:text-box>
        </draw:frame>
        <draw:frame draw:style-name="gr6" draw:text-style-name="P7" draw:layer="layout" svg:width="2.6cm" svg:height="0.657cm" svg:x="12cm" svg:y="3.6cm">
          <draw:text-box>
            <text:p text:style-name="P6">Manages</text:p>
          </draw:text-box>
        </draw:frame>
        <draw:frame draw:style-name="gr7" draw:text-style-name="P7" draw:layer="layout" svg:width="3.2cm" svg:height="1.469cm" svg:x="19.6cm" svg:y="4cm">
          <draw:text-box>
            <text:p text:style-name="P6">Manages</text:p>
            <text:p text:style-name="P6">(in own thread)</text:p>
          </draw:text-box>
        </draw:frame>
        <draw:custom-shape draw:style-name="gr8" draw:text-style-name="P8" xml:id="id11" draw:id="id11" draw:layer="layout" svg:width="1.749cm" svg:height="0.6cm" svg:x="1.4cm" svg:y="10.2cm">
          <text:p text:style-name="P2"><text:span text:style-name="T1">Camera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2" draw:id="id12" draw:layer="layout" svg:width="1.749cm" svg:height="0.6cm" svg:x="3.284cm" svg:y="7cm">
          <text:p text:style-name="P2"><text:span text:style-name="T1">Scene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3" draw:id="id13" draw:layer="layout" svg:width="1.749cm" svg:height="0.6cm" svg:x="6.4cm" svg:y="10.2cm">
          <text:p text:style-name="P2"><text:span text:style-name="T1">Material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4" draw:id="id14" draw:layer="layout" svg:width="1.749cm" svg:height="0.6cm" svg:x="6.451cm" svg:y="14.4cm">
          <text:p text:style-name="P2"><text:span text:style-name="T1">Texture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.274cm" svg:y1="5.8cm" svg:x2="2.274cm" svg:y2="10.2cm" draw:start-shape="id2" draw:start-glue-point="2" draw:end-shape="id11" draw:end-glue-point="0" svg:d="M2274 5800v4400" svg:viewBox="0 0 1 4401">
          <text:p/>
        </draw:connector>
        <draw:connector draw:style-name="gr9" draw:text-style-name="P5" draw:layer="layout" svg:x1="4.158cm" svg:y1="5.8cm" svg:x2="4.158cm" svg:y2="7cm" draw:start-shape="id3" draw:start-glue-point="2" draw:end-shape="id12" draw:end-glue-point="0" svg:d="M4158 5800v1200" svg:viewBox="0 0 1 1201">
          <text:p/>
        </draw:connector>
        <draw:connector draw:style-name="gr9" draw:text-style-name="P5" draw:layer="layout" svg:x1="6.041cm" svg:y1="5.8cm" svg:x2="7.274cm" svg:y2="10.2cm" draw:start-shape="id4" draw:start-glue-point="2" draw:end-shape="id13" svg:d="M6041 5800v2200h1233v2200" svg:viewBox="0 0 1234 4401">
          <text:p/>
        </draw:connector>
        <draw:connector draw:style-name="gr9" draw:text-style-name="P5" draw:layer="layout" svg:x1="7.925cm" svg:y1="5.8cm" svg:x2="8.2cm" svg:y2="14.7cm" draw:start-shape="id5" draw:start-glue-point="2" draw:end-shape="id14" draw:end-glue-point="1" svg:d="M7925 5800v4300h775v4600h-500" svg:viewBox="0 0 776 8901">
          <text:p/>
        </draw:connector>
        <draw:connector draw:style-name="gr9" draw:text-style-name="P5" draw:layer="layout" svg:x1="4.158cm" svg:y1="7.6cm" svg:x2="2.274cm" svg:y2="10.2cm" draw:start-shape="id12" draw:start-glue-point="2" draw:end-shape="id11" svg:d="M4158 7600v1300h-1884v1300" svg:viewBox="0 0 1885 2601">
          <text:p/>
        </draw:connector>
        <draw:connector draw:style-name="gr9" draw:text-style-name="P5" draw:layer="layout" svg:x1="4.158cm" svg:y1="7.6cm" svg:x2="7.274cm" svg:y2="10.2cm" draw:start-shape="id12" draw:start-glue-point="2" draw:end-shape="id13" svg:d="M4158 7600v1300h3116v1300" svg:viewBox="0 0 3117 2601">
          <text:p/>
        </draw:connector>
        <draw:custom-shape draw:style-name="gr8" draw:text-style-name="P8" xml:id="id15" draw:id="id15" draw:layer="layout" svg:width="1.749cm" svg:height="0.6cm" svg:x="11.251cm" svg:y="7cm">
          <text:p text:style-name="P2"><text:span text:style-name="T1">Pipeline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6" draw:id="id16" draw:layer="layout" svg:width="1.749cm" svg:height="0.6cm" svg:x="15.051cm" svg:y="7cm">
          <text:p text:style-name="P2"><text:span text:style-name="T1">Global Uniform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125cm" svg:y1="5.8cm" svg:x2="12.125cm" svg:y2="7cm" draw:start-shape="id7" draw:start-glue-point="2" draw:end-shape="id15" draw:end-glue-point="0" svg:d="M12125 5800v1200" svg:viewBox="0 0 1 1201">
          <text:p/>
        </draw:connector>
        <draw:connector draw:style-name="gr9" draw:text-style-name="P5" draw:layer="layout" svg:x1="15.925cm" svg:y1="5.8cm" svg:x2="15.925cm" svg:y2="7cm" draw:start-shape="id8" draw:start-glue-point="2" draw:end-shape="id16" draw:end-glue-point="0" svg:d="M15925 5800v1200" svg:viewBox="0 0 1 1201">
          <text:p/>
        </draw:connector>
        <draw:custom-shape draw:style-name="gr10" draw:text-style-name="P9" xml:id="id17" draw:id="id17" draw:layer="layout" svg:width="1.4cm" svg:height="0.4cm" svg:x="14.4cm" svg:y="8.2cm">
          <text:p text:style-name="P2"><text:span text:style-name="T1">Lights Info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8" draw:id="id18" draw:layer="layout" svg:width="1.4cm" svg:height="0.4cm" svg:x="16cm" svg:y="8.2cm">
          <text:p text:style-name="P2"><text:span text:style-name="T1">MVP Matri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5.925cm" svg:y1="7.6cm" svg:x2="15.1cm" svg:y2="8.2cm" draw:start-shape="id16" draw:start-glue-point="2" draw:end-shape="id17" draw:end-glue-point="0" svg:d="M15925 7600l-825 600" svg:viewBox="0 0 826 601">
          <text:p/>
        </draw:connector>
        <draw:connector draw:style-name="gr9" draw:text-style-name="P5" draw:layer="layout" draw:type="line" svg:x1="15.925cm" svg:y1="7.6cm" svg:x2="16.7cm" svg:y2="8.2cm" draw:start-shape="id16" draw:start-glue-point="2" draw:end-shape="id18" draw:end-glue-point="0" svg:d="M15925 7600l775 600" svg:viewBox="0 0 776 601">
          <text:p/>
        </draw:connector>
        <draw:frame draw:style-name="gr11" draw:text-style-name="P11" draw:layer="layout" svg:width="1.8cm" svg:height="0.493cm" draw:transform="rotate (1.5707963267949) translate (1.907cm 7.99cm)">
          <draw:text-box>
            <text:p text:style-name="P10">Consists of</text:p>
          </draw:text-box>
        </draw:frame>
        <draw:frame draw:style-name="gr11" draw:text-style-name="P11" draw:layer="layout" svg:width="1.8cm" svg:height="0.493cm" draw:transform="rotate (1.5707963267949) translate (3.707cm 7.2cm)">
          <draw:text-box>
            <text:p text:style-name="P10">Consists of</text:p>
          </draw:text-box>
        </draw:frame>
        <draw:frame draw:style-name="gr11" draw:text-style-name="P11" draw:layer="layout" svg:width="1.8cm" svg:height="0.493cm" draw:transform="rotate (1.5707963267949) translate (5.632cm 7.4cm)">
          <draw:text-box>
            <text:p text:style-name="P10">Consists of</text:p>
          </draw:text-box>
        </draw:frame>
        <draw:frame draw:style-name="gr11" draw:text-style-name="P11" draw:layer="layout" svg:width="1.8cm" svg:height="0.493cm" draw:transform="rotate (1.5707963267949) translate (7.507cm 7.4cm)">
          <draw:text-box>
            <text:p text:style-name="P10">Consists of</text:p>
          </draw:text-box>
        </draw:frame>
        <draw:frame draw:style-name="gr11" draw:text-style-name="P11" draw:layer="layout" svg:width="1.8cm" svg:height="0.493cm" draw:transform="rotate (1.5707963267949) translate (3.747cm 9.053cm)">
          <draw:text-box>
            <text:p text:style-name="P10">References</text:p>
          </draw:text-box>
        </draw:frame>
        <draw:custom-shape draw:style-name="gr2" draw:text-style-name="P3" xml:id="id20" draw:id="id20" draw:layer="layout" svg:width="1.749cm" svg:height="0.8cm" svg:x="11.251cm" svg:y="10cm">
          <text:p text:style-name="P2"><text:span text:style-name="T1">Ren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1" draw:id="id21" draw:layer="layout" svg:width="1.749cm" svg:height="0.8cm" svg:x="15.051cm" svg:y="10cm">
          <text:p text:style-name="P2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9" draw:id="id19" draw:layer="layout" svg:width="1.749cm" svg:height="0.6cm" svg:x="3.4cm" svg:y="10.2cm">
          <text:p text:style-name="P2"><text:span text:style-name="T1">Light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158cm" svg:y1="7.6cm" svg:x2="4.274cm" svg:y2="10.2cm" draw:start-shape="id12" draw:end-shape="id19" draw:end-glue-point="0" svg:d="M4158 7600v1300h116v1300" svg:viewBox="0 0 117 2601">
          <text:p/>
        </draw:connector>
        <draw:connector draw:style-name="gr5" draw:text-style-name="P5" draw:layer="layout" draw:line-skew="2.299cm" svg:x1="14cm" svg:y1="3.4cm" svg:x2="12.125cm" svg:y2="10cm" draw:start-shape="id6" draw:end-shape="id20" draw:end-glue-point="0" svg:d="M14000 3400v5600h-1875v1000" svg:viewBox="0 0 1876 6601">
          <text:p/>
        </draw:connector>
        <draw:connector draw:style-name="gr5" draw:text-style-name="P5" draw:layer="layout" draw:line-skew="2.299cm" svg:x1="14cm" svg:y1="3.4cm" svg:x2="15.925cm" svg:y2="10cm" draw:start-shape="id6" draw:start-glue-point="2" draw:end-shape="id21" draw:end-glue-point="0" svg:d="M14000 3400v5600h1925v1000" svg:viewBox="0 0 1926 6601">
          <text:p/>
        </draw:connector>
        <draw:connector draw:style-name="gr9" draw:text-style-name="P5" draw:layer="layout" svg:x1="12.125cm" svg:y1="10.8cm" svg:x2="15.925cm" svg:y2="10.8cm" draw:start-shape="id20" draw:start-glue-point="2" draw:end-shape="id21" draw:end-glue-point="2" svg:d="M12125 10800v501h3800v-501" svg:viewBox="0 0 3801 502">
          <text:p/>
        </draw:connector>
        <draw:frame draw:style-name="gr12" draw:text-style-name="P11" draw:layer="layout" svg:width="2.6cm" svg:height="0.735cm" svg:x="12.8cm" svg:y="10.907cm">
          <draw:text-box>
            <text:p text:style-name="P10">Renders to window</text:p>
          </draw:text-box>
        </draw:frame>
        <draw:connector draw:style-name="gr9" draw:text-style-name="P5" draw:layer="layout" svg:x1="11.251cm" svg:y1="7.3cm" svg:x2="8.149cm" svg:y2="10.5cm" draw:start-shape="id15" draw:start-glue-point="3" draw:end-shape="id13" draw:end-glue-point="1" svg:d="M11251 7300h-1552v3200h-1550" svg:viewBox="0 0 3103 3201">
          <text:p/>
        </draw:connector>
        <draw:connector draw:style-name="gr13" draw:text-style-name="P13" draw:layer="layout" svg:x1="11.251cm" svg:y1="10.4cm" svg:x2="7.325cm" svg:y2="15cm" draw:start-shape="id20" draw:start-glue-point="3" draw:end-shape="id14" draw:end-glue-point="2" svg:d="M11251 10400h-1526v5101h-2400v-501" svg:viewBox="0 0 3927 5102"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/></text:p>
        </draw:connector>
        <draw:connector draw:style-name="gr13" draw:text-style-name="P14" draw:layer="layout" svg:x1="11.251cm" svg:y1="10.4cm" svg:x2="8.149cm" svg:y2="10.5cm" draw:start-shape="id20" draw:start-glue-point="3" draw:end-shape="id13" draw:end-glue-point="1" svg:d="M11251 10400h-1552v100h-1550" svg:viewBox="0 0 3103 101">
          <text:p text:style-name="P1"/>
        </draw:connector>
        <draw:frame draw:style-name="gr14" draw:text-style-name="P16" draw:layer="layout" svg:width="2.449cm" svg:height="2.763cm" svg:x="6.2cm" svg:y="10.8cm">
          <draw:text-box>
            <text:p text:style-name="P15"><text:span text:style-name="T2">Creates:</text:span></text:p>
            <text:p text:style-name="P15"><text:span text:style-name="T2">material from:</text:span></text:p>
            <text:list text:style-name="L1">
              <text:list-item>
                <text:p text:style-name="P15"><text:span text:style-name="T2">Textures</text:span></text:p>
              </text:list-item>
            </text:list>
            <text:p text:style-name="P15"><text:span text:style-name="T2">for:</text:span></text:p>
            <text:list text:continue-numbering="true" text:style-name="L1">
              <text:list-item>
                <text:p text:style-name="P15"><text:span text:style-name="T2">Pipeline</text:span></text:p>
              </text:list-item>
              <text:list-item>
                <text:p text:style-name="P15"><text:span text:style-name="T2">Device</text:span></text:p>
              </text:list-item>
              <text:list-item>
                <text:p text:style-name="P15"><text:span text:style-name="T2">Queue</text:span></text:p>
              </text:list-item>
              <text:list-item>
                <text:p text:style-name="P15"><text:span text:style-name="T2">engine settings</text:span></text:p>
              </text:list-item>
              <text:list-item>
                <text:p text:style-name="P15"><text:span text:style-name="T2">uniform manager</text:span></text:p>
              </text:list-item>
            </text:list>
            <text:p text:style-name="P15"><text:span text:style-name="T2"/></text:p>
            <text:p text:style-name="P15"><text:span text:style-name="T2">All descriptor sets from:</text:span></text:p>
            <text:list text:continue-numbering="true" text:style-name="L1">
              <text:list-item>
                <text:p text:style-name="P15"><text:span text:style-name="T2">Global Uniforms</text:span></text:p>
              </text:list-item>
              <text:list-item>
                <text:p text:style-name="P15"><text:span text:style-name="T2">Material Parameters</text:span></text:p>
              </text:list-item>
              <text:list-item>
                <text:p text:style-name="P15"><text:span text:style-name="T2">„</text:span><text:span text:style-name="T2">Render“ Instance</text:span></text:p>
              </text:list-item>
            </text:list>
            <text:p text:style-name="P15"><text:span text:style-name="T2"/></text:p>
          </draw:text-box>
        </draw:frame>
        <draw:frame draw:style-name="gr15" draw:text-style-name="P17" draw:layer="layout" svg:width="2cm" svg:height="0.879cm" draw:transform="rotate (1.5707963267949) translate (9.2cm 13.2cm)">
          <draw:text-box>
            <text:p text:style-name="P1"><text:span text:style-name="T2">Creates Textures </text:span><text:span text:style-name="T2">for:</text:span><text:span text:style-name="T2"><text:line-break/></text:span><text:span text:style-name="T2">Device, Queue</text:span></text:p>
          </draw:text-box>
        </draw:frame>
        <draw:custom-shape draw:style-name="gr10" draw:text-style-name="P9" xml:id="id22" draw:id="id22" draw:layer="layout" svg:width="1.4cm" svg:height="0.4cm" svg:x="22.1cm" svg:y="6.4cm">
          <text:p text:style-name="P2"><text:span text:style-name="T1">Key Ma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794cm" svg:y1="5.81cm" svg:x2="22.8cm" svg:y2="6.4cm" draw:start-shape="id10" draw:start-glue-point="2" draw:end-shape="id22" draw:end-glue-point="0" svg:d="M22794 5810v295h6v295" svg:viewBox="0 0 7 591">
          <text:p/>
        </draw:connector>
        <draw:connector draw:style-name="gr9" draw:text-style-name="P18" draw:layer="layout" svg:x1="7.274cm" svg:y1="10.2cm" svg:x2="12.125cm" svg:y2="10cm" draw:start-shape="id13" draw:start-glue-point="0" draw:end-shape="id20" svg:d="M7274 10200v-701h4851v501" svg:viewBox="0 0 4852 702">
          <text:p/>
        </draw:connector>
        <draw:frame draw:style-name="gr16" draw:text-style-name="P16" draw:layer="layout" svg:width="3.849cm" svg:height="3.391cm" svg:x="10.951cm" svg:y="11.301cm">
          <draw:text-box>
            <text:p text:style-name="P15"><text:span text:style-name="T2">Crea</text:span><text:span text:style-name="T2">tes:</text:span></text:p>
            <text:list text:style-name="L1">
              <text:list-item>
                <text:p text:style-name="P15"><text:span text:style-name="T2">V</text:span><text:span text:style-name="T2">u</text:span><text:span text:style-name="T2">l</text:span><text:span text:style-name="T2">k</text:span><text:span text:style-name="T2">a</text:span><text:span text:style-name="T2">n</text:span><text:span text:style-name="T2"> </text:span><text:span text:style-name="T2">R</text:span><text:span text:style-name="T2">e</text:span><text:span text:style-name="T2">n</text:span><text:span text:style-name="T2">d</text:span><text:span text:style-name="T2">e</text:span><text:span text:style-name="T2">r</text:span><text:span text:style-name="T2">e</text:span><text:span text:style-name="T2">r</text:span></text:p>
              </text:list-item>
              <text:list-item>
                <text:p text:style-name="P15"><text:span text:style-name="T2">P</text:span><text:span text:style-name="T2">i</text:span><text:span text:style-name="T2">p</text:span><text:span text:style-name="T2">e</text:span><text:span text:style-name="T2">l</text:span><text:span text:style-name="T2">i</text:span><text:span text:style-name="T2">n</text:span><text:span text:style-name="T2">e</text:span><text:span text:style-name="T2"> </text:span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r</text:span></text:p>
              </text:list-item>
              <text:list-item>
                <text:p text:style-name="P15"><text:span text:style-name="T2">W</text:span><text:span text:style-name="T2">i</text:span><text:span text:style-name="T2">n</text:span><text:span text:style-name="T2">d</text:span><text:span text:style-name="T2">o</text:span><text:span text:style-name="T2">w</text:span></text:p>
              </text:list-item>
            </text:list>
            <text:p text:style-name="P15"><text:span text:style-name="T2">Doe</text:span><text:span text:style-name="T2">s:</text:span></text:p>
            <text:list text:continue-numbering="true" text:style-name="L1">
              <text:list-item>
                <text:p text:style-name="P15"><text:span text:style-name="T2">R</text:span><text:span text:style-name="T2">e</text:span><text:span text:style-name="T2">n</text:span><text:span text:style-name="T2">d</text:span><text:span text:style-name="T2">e</text:span><text:span text:style-name="T2">r</text:span><text:span text:style-name="T2">i</text:span><text:span text:style-name="T2">n</text:span><text:span text:style-name="T2">g</text:span></text:p>
                <text:list>
                  <text:list-item>
                    <text:p text:style-name="P15"><text:span text:style-name="T2">F</text:span><text:span text:style-name="T2">r</text:span><text:span text:style-name="T2">o</text:span><text:span text:style-name="T2">m</text:span><text:span text:style-name="T2"> </text:span><text:span text:style-name="T2">a</text:span><text:span text:style-name="T2">l</text:span><text:span text:style-name="T2">l</text:span><text:span text:style-name="T2"> </text:span><text:span text:style-name="T2">“</text:span><text:span text:style-name="T2">r</text:span><text:span text:style-name="T2">e</text:span><text:span text:style-name="T2">n</text:span><text:span text:style-name="T2">d</text:span><text:span text:style-name="T2">e</text:span><text:span text:style-name="T2">r</text:span><text:span text:style-name="T2">a</text:span><text:span text:style-name="T2">b</text:span><text:span text:style-name="T2">l</text:span><text:span text:style-name="T2">e</text:span><text:span text:style-name="T2">”</text:span><text:span text:style-name="T2"> </text:span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 </text:span><text:span text:style-name="T2">s</text:span><text:span text:style-name="T2">c</text:span><text:span text:style-name="T2">e</text:span><text:span text:style-name="T2">n</text:span><text:span text:style-name="T2">e</text:span><text:span text:style-name="T2"> </text:span><text:span text:style-name="T2">s</text:span><text:span text:style-name="T2">t</text:span><text:span text:style-name="T2">o</text:span><text:span text:style-name="T2">r</text:span><text:span text:style-name="T2">e</text:span><text:span text:style-name="T2">d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c</text:span><text:span text:style-name="T2">e</text:span><text:span text:style-name="T2">n</text:span><text:span text:style-name="T2">e</text:span><text:span text:style-name="T2"> </text:span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r</text:span></text:p>
                  </text:list-item>
                </text:list>
              </text:list-item>
              <text:list-item>
                <text:p text:style-name="P15"><text:span text:style-name="T2">S</text:span><text:span text:style-name="T2">w</text:span><text:span text:style-name="T2">a</text:span><text:span text:style-name="T2">p</text:span><text:span text:style-name="T2">c</text:span><text:span text:style-name="T2">h</text:span><text:span text:style-name="T2">a</text:span><text:span text:style-name="T2">i</text:span><text:span text:style-name="T2">n</text:span><text:span text:style-name="T2"> </text:span><text:span text:style-name="T2">r</text:span><text:span text:style-name="T2">e</text:span><text:span text:style-name="T2">c</text:span><text:span text:style-name="T2">r</text:span><text:span text:style-name="T2">e</text:span><text:span text:style-name="T2">a</text:span><text:span text:style-name="T2">t</text:span><text:span text:style-name="T2">i</text:span><text:span text:style-name="T2">o</text:span><text:span text:style-name="T2">n</text:span></text:p>
              </text:list-item>
            </text:list>
          </draw:text-box>
        </draw:frame>
        <draw:connector draw:style-name="gr13" draw:text-style-name="P20" draw:layer="layout" draw:type="curve" svg:x1="21.92cm" svg:y1="5.41cm" svg:x2="22.1cm" svg:y2="6.6cm" draw:start-shape="id10" draw:start-glue-point="3" draw:end-shape="id22" svg:d="M21920 5410c-753 0-843 1190 180 1190" svg:viewBox="0 0 757 1191">
          <text:p text:style-name="P19"><text:span text:style-name="T2">Updates key map</text:span></text:p>
        </draw:connector>
        <draw:connector draw:style-name="gr13" draw:text-style-name="P20" draw:layer="layout" draw:type="curve" svg:x1="23.5cm" svg:y1="6.6cm" svg:x2="23.669cm" svg:y2="5.41cm" draw:start-shape="id22" draw:start-glue-point="1" draw:end-shape="id10" svg:d="M23500 6600c1003 0 919-1190 169-1190" svg:viewBox="0 0 743 1191">
          <text:p text:style-name="P19"><text:span text:style-name="T2">Overwri</text:span><text:span text:style-name="T2">tes old </text:span><text:span text:style-name="T2">key </text:span><text:span text:style-name="T2">map</text:span></text:p>
        </draw:connector>
        <draw:frame draw:style-name="gr16" draw:text-style-name="P16" draw:layer="layout" svg:width="3.849cm" svg:height="3.391cm" svg:x="21.551cm" svg:y="7.009cm">
          <draw:text-box>
            <text:p text:style-name="P15"><text:span text:style-name="T2">The key map has a reference in the Asset manager. The key map can be referenced by anything Input related like a camera. </text:span></text:p>
          </draw:text-box>
        </draw:frame>
        <draw:custom-shape draw:style-name="gr17" draw:text-style-name="P1" xml:id="id23" draw:id="id23" draw:layer="layout" svg:width="3.2cm" svg:height="2.6cm" svg:x="24.6cm" svg:y="13cm">
          <text:p text:style-name="P1">Too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4" draw:id="id24" draw:layer="layout" svg:width="1.749cm" svg:height="0.8cm" svg:x="25.35cm" svg:y="11.4cm">
          <text:p text:style-name="P2"><text:span text:style-name="T1">Assimp 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25" draw:id="id25" draw:layer="layout" svg:width="1.4cm" svg:height="0.4cm" svg:x="25.52cm" svg:y="10.2cm">
          <text:p text:style-name="P2"><text:span text:style-name="T1">New Scene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26" draw:id="id26" draw:layer="layout" svg:width="2.8cm" svg:height="0.4cm" svg:x="24.82cm" svg:y="9cm">
          <text:p text:style-name="P2"><text:span text:style-name="T1">New </text:span><text:span text:style-name="T1">Mes</text:span><text:span text:style-name="T1">hes, </text:span><text:span text:style-name="T1">light</text:span><text:span text:style-name="T1">s </text:span><text:span text:style-name="T1">etc</text:span></text:p>
          <draw:enhanced-geometry svg:viewBox="0 0 21600 21600" draw:type="rectangle" draw:enhanced-path="M 0 0 L 21600 0 21600 21600 0 21600 0 0 Z N"/>
        </draw:custom-shape>
        <draw:connector draw:style-name="gr9" draw:text-style-name="P18" draw:layer="layout" draw:type="lines" svg:x1="26.2cm" svg:y1="13cm" svg:x2="26.224cm" svg:y2="12.2cm" draw:start-shape="id23" draw:start-glue-point="0" draw:end-shape="id24" svg:d="M26200 13000v-501l24 202v-501" svg:viewBox="0 0 25 801">
          <text:p/>
        </draw:connector>
        <draw:connector draw:style-name="gr9" draw:text-style-name="P18" draw:layer="layout" draw:type="lines" svg:x1="26.224cm" svg:y1="11.4cm" svg:x2="26.22cm" svg:y2="10.6cm" draw:start-shape="id24" draw:start-glue-point="0" draw:end-shape="id25" draw:end-glue-point="2" svg:d="M26224 11400v-501l-4 202v-501" svg:viewBox="0 0 5 801">
          <text:p/>
        </draw:connector>
        <draw:connector draw:style-name="gr9" draw:text-style-name="P18" draw:layer="layout" draw:type="lines" svg:x1="26.22cm" svg:y1="10.2cm" svg:x2="26.22cm" svg:y2="9.4cm" draw:start-shape="id25" draw:start-glue-point="0" draw:end-shape="id26" draw:end-glue-point="2" svg:d="M26220 10200v-501 202-501" svg:viewBox="0 0 1 801">
          <text:p/>
        </draw:connector>
        <draw:frame draw:style-name="gr19" draw:text-style-name="P16" draw:layer="layout" svg:width="1.8cm" svg:height="1.8cm" svg:x="23.4cm" svg:y="11cm">
          <draw:text-box>
            <text:p text:style-name="P15"><text:span text:style-name="T2">The importers store all new assets in the appropriate manager, create a scene from it and send the scene to the </text:span><text:span text:style-name="T2">scene manager</text:span></text:p>
          </draw:text-box>
        </draw:frame>
        <draw:frame draw:style-name="gr16" draw:text-style-name="P16" draw:layer="layout" svg:width="3.849cm" svg:height="3.391cm" svg:x="21.552cm" svg:y="7.01cm">
          <draw:text-box>
            <text:p text:style-name="P15"><text:span text:style-name="T2">The key map has a reference in the Asset manager. The key map can be referenced by anything Input related like a camera. </text:span></text:p>
          </draw:text-box>
        </draw:frame>
        <draw:frame draw:style-name="gr11" draw:text-style-name="P11" draw:layer="layout" svg:width="1.8cm" svg:height="0.493cm" draw:transform="rotate (1.5707963267949) translate (5.4cm 13.6cm)">
          <draw:text-box>
            <text:p text:style-name="P10">References</text:p>
          </draw:text-box>
        </draw:frame>
        <draw:connector draw:style-name="gr9" draw:text-style-name="P18" draw:layer="layout" svg:x1="6.4cm" svg:y1="10.5cm" svg:x2="6.451cm" svg:y2="14.7cm" draw:start-shape="id13" draw:end-shape="id14" draw:end-glue-point="3" svg:d="M6400 10500h-502v4200h553" svg:viewBox="0 0 554 4201">
          <text:p/>
        </draw:connector>
        <draw:connector draw:style-name="gr9" draw:text-style-name="P18" draw:layer="layout" draw:type="line" svg:x1="15.051cm" svg:y1="7.3cm" svg:x2="8.149cm" svg:y2="10.5cm" draw:start-shape="id16" draw:start-glue-point="3" draw:end-shape="id13" svg:d="M15051 7300l-6902 3200" svg:viewBox="0 0 6903 3201">
          <text:p/>
        </draw:connector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6cm" svg:x="9.576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20.0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1.4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0T12:48:11.974373448</meta:creation-date>
    <dc:date>2017-08-20T13:40:34.012322312</dc:date>
    <meta:editing-duration>PT9M37S</meta:editing-duration>
    <meta:editing-cycles>5</meta:editing-cycles>
    <meta:generator>LibreOffice/5.4.0.3$Linux_X86_64 LibreOffice_project/40m0$Build-3</meta:generator>
    <meta:document-statistic meta:object-count="98"/>
  </office:meta>
</office:document-meta>
</file>